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gulament de desfasurare si notare pentru curs</text:p>
      <text:p text:style-name="Standard"/>
      <text:p text:style-name="Standard">•Disciplina Limbaje formale si automate pentru anul I Informatica este organizata in seminar si laborator, fiecare dintre aceste activitati avand alocata o ora pe saptamana, precum si curs cu 2 ore pe saptamana.</text:p>
      <text:p text:style-name="Standard">•Disciplina este programata in semestrul II, avand o durata de desfasurare de 14 saptamani.</text:p>
      <text:p text:style-name="Standard">•Materia este de nivel elementar mediu</text:p>
      <text:p text:style-name="Standard">•Limbajul de programare folosit la laborator este la alegere C/C++/Java </text:p>
      <text:p text:style-name="Standard">•Programa disciplinei este impartita in 14 cursuri.</text:p>
      <text:p text:style-name="Standard">•Evaluarea studentilor se face cumulativ prin:</text:p>
      <text:p text:style-name="Standard">–Nota de laborator</text:p>
      <text:p text:style-name="Standard">–Nota de seminar</text:p>
      <text:p text:style-name="Standard">–Test scris</text:p>
      <text:p text:style-name="Standard">•Toate cele 3 probe de evaluare sunt obligatorii.</text:p>
      <text:p text:style-name="Standard">•</text:p>
      <text:p text:style-name="Standard">•Conditiile de promovare enuntate mai sus se pastreaza la oricare din examenele restante ulteriore aferente acestui curs.</text:p>
      <text:p text:style-name="Standard">•La laborator se vor realiza 3 lucrari practice care se implementeaza si se noteaza in cadrul laboratorului, dupa urmatorul program:</text:p>
      <text:p text:style-name="Standard">–Saptamana 1: atribuirea temei de laborator 1 (T1)</text:p>
      <text:p text:style-name="Standard">–Saptamana 2: Consultatii pentru T1.</text:p>
      <text:p text:style-name="Standard">–Saptamana 3: Termen predare T1, atribuire T2, evaluare T1</text:p>
      <text:p text:style-name="Standard">–Saptamana 4: Consultatii pentru T2, evaluare T1.</text:p>
      <text:p text:style-name="Standard">–Saptamana 5: Termen predare T2, atribuire T3, evaluare T2</text:p>
      <text:p text:style-name="Standard">–Saptamana 6: <text:s/>Consultatii pentru T3, evaluare T2.</text:p>
      <text:p text:style-name="Standard">–Saptamana 7: <text:s/>Termen predare T3, evaluare T3</text:p>
      <text:p text:style-name="Standard">•Prezenta la laborator in saptamanile 3,5,7 pentru atribuirea si evaluarea lucrarilor practice este obligatorie.</text:p>
      <text:p text:style-name="Standard">•Consultatiile de laborator se desfasoara pe baza intrebarilor studentilor.</text:p>
      <text:p text:style-name="Standard">•Continutul lucrarilor practice va urmari materia predata la curs. Lucrarile practice se realizeaza individual. Notarea fiecarei lucrari practice se va face cu note de la 1 la 10.</text:p>
      <text:p text:style-name="Standard">•Atribuirea temelor pentru lucrarile practice se face prin prezentarea la laborator in saptamana precizata mai sus sau in urmatoarea ora de laborator. Indiferent de data la care un student se prezinta pentru a primi tema pentru una dintre lucrarile practice, termenul de predare a acesteia ramane cel precizat in regulament. In consecinta, tema pentru o lucrare practica nu mai poate fi preluata dupa expirarea termenului ei de predare.</text:p>
      <text:p text:style-name="Standard">•Predarea lucrarilor practice se face atat prin email, la adresa indicata de tutorele de laborator cat si pe serverul MOODLE, inainte de termenele limita de predare, indicate mai sus pentru fiecare T1, T2, T3. Dupa expirarea termenelor respective, lucrarea practica se mai poate trimite prin email pentru o perioada de gratie de 2 zile (48 de ore). Pentru fiecare zi partiala de intarziere se vor scadea 2 puncte din nota atribuita pe lucrare. Dupa expirarea termenului de gratie, lucrarea nu va mai fi acceptata si va fi notata cu 1.</text:p>
      <text:p text:style-name="Standard">•Pentru activitatea din timpul semestrului, se va atribui o nota calculata ca medie aritmetica a celor mai bune 2 din cele 3 note obtinute pe lucrarile practice. Pentru evidentierea unor lucrari practice, tutorele de laborator poate acorda un bonus de pana la 2 puncte la nota pe proiecte astfel calculata. </text:p>
      <text:p text:style-name="Standard">•Testul scris se va sustine in sesiunea de examene. Studentii nu pot promova la acest curs decat daca obtin cel putin nota 5 la testul scris.</text:p>
      <text:p text:style-name="Standard">•nota finala a fiecarui student se calculeaza ca medie ponderata intre notele obtinute la cele 3 evaluari: seminar, laborator si examen. Ponderile cu care cele 3 note intra in medie fiind:</text:p>
      <text:p text:style-name="Standard">•</text:p>
      <text:p text:style-name="Standard">–15% - nota pe lucrarile practice (proiecte)</text:p>
      <text:p text:style-name="Standard">–15% - nota la seminar</text:p>
      <text:p text:style-name="Standard"><text:soft-page-break/>–85% - nota la testul scris</text:p>
      <text:p text:style-name="Standard">.</text:p>
      <text:p text:style-name="Standard">.</text:p>
      <text:p text:style-name="Standard">.</text:p>
      <text:p text:style-name="Standard">Programa cursului</text:p>
      <text:p text:style-name="Standard"/>
      <text:p text:style-name="Standard">1.Automate finite deterministe si automate finite nedeterministe</text:p>
      <text:p text:style-name="Standard">2.Automate finite cu lambda-miscari, proprietati de inchidere (reuniune, concatenare, stelare)</text:p>
      <text:p text:style-name="Standard">3.Echivalenta automatelor finite, proprietati de inchidere,</text:p>
      <text:p text:style-name="Standard">4.Automatul deterministic minimal, Expresii regulate, probleme de decizie</text:p>
      <text:p text:style-name="Standard">5.Echivalenta expresiilor regulate cu automatele, lema de pompare</text:p>
      <text:p text:style-name="Standard">6.Gramatici; gramatici regulate, reuniune, concatenare, stelare de gramatici</text:p>
      <text:p text:style-name="Standard">7.Transformarile dintre gramatici automate finite si expresii regulate</text:p>
      <text:p text:style-name="Standard">8.Gramaticile independente de context, ierarhia Chomski, forma normala</text:p>
      <text:p text:style-name="Standard">9.proprietati de inchidere pentru gramatici independente de context, teorema uvwxy, arbori de derivare</text:p>
      <text:p text:style-name="Standard">10.Automate push-down, echivalenta moduri de acceptare, echivalenta gramatici independente de context-automate push-down</text:p>
      <text:p text:style-name="Standard">11.Proprietati de inchidere si probleme de decizie</text:p>
      <text:p text:style-name="Standard">12.Masini Turing, gramatici dependente de context, automate liniar marginite</text:p>
      <text:p text:style-name="Standard">13.Automatele cover deterministe, minimizare, proprietati</text:p>
      <text:p text:style-name="Standard">14.Exemple si recapitul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0:52:16</meta:creation-date>
    <dc:date>2015-04-16T10:53:02</dc:date>
    <meta:editing-duration>P0D</meta:editing-duration>
    <meta:editing-cycles>1</meta:editing-cycles>
    <meta:document-statistic meta:table-count="0" meta:image-count="0" meta:object-count="0" meta:page-count="2" meta:paragraph-count="51" meta:word-count="641" meta:character-count="4338" meta:non-whitespace-character-count="3744"/>
    <meta:generator>LibreOffice/3.5$Linux_X86_64 LibreOffice_project/350m1$Build-2</meta:generator>
  </office:meta>
</office:document-meta>
</file>